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transparent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number-columns-repeated="6" table:default-cell-style-name="Default"/>
        <table:table-column table:style-name="co1" table:default-cell-style-name="ce4"/>
        <table:table-row table:style-name="ro1">
          <table:table-cell table:number-columns-repeated="6"/>
          <table:table-cell table:style-name="ce3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</table:table-row>
        <table:table-row table:style-name="ro1"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" table:formula="of:= IF([.$E4] &lt;&gt; 0; [.$B4] * [.$C4] * [.$D4] / [.$E4]; 0)" office:value-type="float" office:value="1.44" calcext:value-type="float">
            <text:p>1,44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5] &lt;&gt; 0; [.$B5] * [.$C5] * [.$D5] / [.$E5]; 0)" office:value-type="float" office:value="1.96363636363636" calcext:value-type="float">
            <text:p>1,96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6] &lt;&gt; 0; [.$B6] * [.$C6] * [.$D6] / [.$E6]; 0)" office:value-type="float" office:value="2.46857142857143" calcext:value-type="float">
            <text:p>2,47</text:p>
          </table:table-cell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7] &lt;&gt; 0; [.$B7] * [.$C7] * [.$D7] / [.$E7]; 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8] &lt;&gt; 0; [.$B8] * [.$C8] * [.$D8] / [.$E8]; 0)" office:value-type="float" office:value="2.5" calcext:value-type="float">
            <text:p>2,5</text:p>
          </table:table-cell>
        </table:table-row>
        <table:table-row table:style-name="ro1">
          <table:table-cell table:number-columns-repeated="6"/>
          <table:table-cell table:formula="of:= IF([.$E9] &lt;&gt; 0; [.$B9] * [.$C9] * [.$D9] / [.$E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0] &lt;&gt; 0; [.$B10] * [.$C10] * [.$D10] / [.$E10]; 0)" office:value-type="float" office:value="2.028" calcext:value-type="float">
            <text:p>2,03</text:p>
          </table:table-cell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11] &lt;&gt; 0; [.$B11] * [.$C11] * [.$D11] / [.$E11]; 0)" office:value-type="float" office:value="2.3" calcext:value-type="float">
            <text:p>2,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 IF([.$E12] &lt;&gt; 0; [.$B12] * [.$C12] * [.$D12] / [.$E12]; 0)" office:value-type="float" office:value="2.83333333333333" calcext:value-type="float">
            <text:p>2,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13] &lt;&gt; 0; [.$B13] * [.$C13] * [.$D13] / [.$E13]; 0)" office:value-type="float" office:value="3.42857142857143" calcext:value-type="float">
            <text:p>3,43</text:p>
          </table:table-cell>
        </table:table-row>
        <table:table-row table:style-name="ro1">
          <table:table-cell table:number-columns-repeated="6"/>
          <table:table-cell table:formula="of:= IF([.$E14] &lt;&gt; 0; [.$B14] * [.$C14] * [.$D14] / [.$E14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15] &lt;&gt; 0; [.$B15] * [.$C15] * [.$D15] / [.$E15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16] &lt;&gt; 0; [.$B16] * [.$C16] * [.$D16] / [.$E16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17] &lt;&gt; 0; [.$B17] * [.$C17] * [.$D17] / [.$E17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18] &lt;&gt; 0; [.$B18] * [.$C18] * [.$D18] / [.$E18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19] &lt;&gt; 0; [.$B19] * [.$C19] * [.$D19] / [.$E19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0] &lt;&gt; 0; [.$B20] * [.$C20] * [.$D20] / [.$E20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1] &lt;&gt; 0; [.$B21] * [.$C21] * [.$D21] / [.$E21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2] &lt;&gt; 0; [.$B22] * [.$C22] * [.$D22] / [.$E22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3] &lt;&gt; 0; [.$B23] * [.$C23] * [.$D23] / [.$E23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4] &lt;&gt; 0; [.$B24] * [.$C24] * [.$D24] / [.$E24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5] &lt;&gt; 0; [.$B25] * [.$C25] * [.$D25] / [.$E25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6] &lt;&gt; 0; [.$B26] * [.$C26] * [.$D26] / [.$E26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7] &lt;&gt; 0; [.$B27] * [.$C27] * [.$D27] / [.$E27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8] &lt;&gt; 0; [.$B28] * [.$C28] * [.$D28] / [.$E28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29] &lt;&gt; 0; [.$B29] * [.$C29] * [.$D29] / [.$E29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0] &lt;&gt; 0; [.$B30] * [.$C30] * [.$D30] / [.$E30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1] &lt;&gt; 0; [.$B31] * [.$C31] * [.$D31] / [.$E31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2] &lt;&gt; 0; [.$B32] * [.$C32] * [.$D32] / [.$E32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3] &lt;&gt; 0; [.$B33] * [.$C33] * [.$D33] / [.$E33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4] &lt;&gt; 0; [.$B34] * [.$C34] * [.$D34] / [.$E34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5] &lt;&gt; 0; [.$B35] * [.$C35] * [.$D35] / [.$E35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6] &lt;&gt; 0; [.$B36] * [.$C36] * [.$D36] / [.$E36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7] &lt;&gt; 0; [.$B37] * [.$C37] * [.$D37] / [.$E37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8] &lt;&gt; 0; [.$B38] * [.$C38] * [.$D38] / [.$E38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39] &lt;&gt; 0; [.$B39] * [.$C39] * [.$D39] / [.$E39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0] &lt;&gt; 0; [.$B40] * [.$C40] * [.$D40] / [.$E40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1] &lt;&gt; 0; [.$B41] * [.$C41] * [.$D41] / [.$E41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2] &lt;&gt; 0; [.$B42] * [.$C42] * [.$D42] / [.$E42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3] &lt;&gt; 0; [.$B43] * [.$C43] * [.$D43] / [.$E43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4] &lt;&gt; 0; [.$B44] * [.$C44] * [.$D44] / [.$E44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5] &lt;&gt; 0; [.$B45] * [.$C45] * [.$D45] / [.$E45]; 0)" office:value-type="float" office:value="0" calcext:value-type="float">
            <text:p>0</text:p>
          </table:table-cell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0" calcext:value-type="float">
            <text:p>0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0" calcext:value-type="float">
            <text:p>0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0" calcext:value-type="float">
            <text:p>0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0" calcext:value-type="float">
            <text:p>0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0" calcext:value-type="float">
            <text:p>0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0" calcext:value-type="float">
            <text:p>0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0" calcext:value-type="float">
            <text:p>0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0" calcext:value-type="float">
            <text:p>0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0" calcext:value-type="float">
            <text:p>0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0" calcext:value-type="float">
            <text:p>0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0" calcext:value-type="float">
            <text:p>0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0" calcext:value-type="float">
            <text:p>0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0" calcext:value-type="float">
            <text:p>0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0" calcext:value-type="float">
            <text:p>0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0" calcext:value-type="float">
            <text:p>0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0" calcext:value-type="float">
            <text:p>0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0" calcext:value-type="float">
            <text:p>0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0" calcext:value-type="float">
            <text:p>0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0" calcext:value-type="float">
            <text:p>0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0" calcext:value-type="float">
            <text:p>0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0" calcext:value-type="float">
            <text:p>0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0" calcext:value-type="float">
            <text:p>0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0" calcext:value-type="float">
            <text:p>0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0" calcext:value-type="float">
            <text:p>0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0" calcext:value-type="float">
            <text:p>0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0" calcext:value-type="float">
            <text:p>0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0" calcext:value-type="float">
            <text:p>0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0" calcext:value-type="float">
            <text:p>0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0" calcext:value-type="float">
            <text:p>0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0" calcext:value-type="float">
            <text:p>0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0" calcext:value-type="float">
            <text:p>0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0" calcext:value-type="float">
            <text:p>0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0" calcext:value-type="float">
            <text:p>0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0" calcext:value-type="float">
            <text:p>0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0" calcext:value-type="float">
            <text:p>0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0" calcext:value-type="float">
            <text:p>0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0" calcext:value-type="float">
            <text:p>0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0" calcext:value-type="float">
            <text:p>0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0" calcext:value-type="float">
            <text:p>0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0" calcext:value-type="float">
            <text:p>0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0" calcext:value-type="float">
            <text:p>0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1" table:default-cell-style-name="Default"/>
        <table:table-column table:style-name="co2" table:number-columns-repeated="2" table:default-cell-style-name="ce21"/>
        <table:table-column table:style-name="co1" table:default-cell-style-name="ce21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formula="of:=26 / 6" office:value-type="float" office:value="4.33333333333333" calcext:value-type="float">
            <text:p>4,33333333333333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5" calcext:value-type="float">
            <text:p>5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8" table:formula="of:=[.B10] / [.C10]" office:value-type="float" office:value="2.5" calcext:value-type="float">
            <text:p>2,5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719" calcext:value-type="float">
            <text:p>719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[.B11] / [.C11]" office:value-type="float" office:value="13.0727272727273" calcext:value-type="float">
            <text:p>13,072727272727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4436" calcext:value-type="float">
            <text:p>4.436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[.B12] / [.C12]" office:value-type="float" office:value="20.0723981900452" calcext:value-type="float">
            <text:p>20,072398190045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14887" calcext:value-type="float">
            <text:p>14.887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[.B13] / [.C13]" office:value-type="float" office:value="26.679211469534" calcext:value-type="float">
            <text:p>26,679211469534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38533" calcext:value-type="float">
            <text:p>38.533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[.B14] / [.C14]" office:value-type="float" office:value="33.4487847222222" calcext:value-type="float">
            <text:p>33,4487847222222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86069" calcext:value-type="float">
            <text:p>86.069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8" table:formula="of:=[.B15] / [.C15]" office:value-type="float" office:value="40.5412152614225" calcext:value-type="float">
            <text:p>40,5412152614225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174614" calcext:value-type="float">
            <text:p>174.614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[.B16] / [.C16]" office:value-type="float" office:value="48.1295479603087" calcext:value-type="float">
            <text:p>48,1295479603087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330850" calcext:value-type="float">
            <text:p>330.850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[.B17] / [.C17]" office:value-type="float" office:value="56.2574392110185" calcext:value-type="float">
            <text:p>56,2574392110185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595492" calcext:value-type="float">
            <text:p>595.492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[.B18] / [.C18]" office:value-type="float" office:value="65.0100436681223" calcext:value-type="float">
            <text:p>65,0100436681223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029554" calcext:value-type="float">
            <text:p>1.029.554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[.B19] / [.C19]" office:value-type="float" office:value="74.4381461933338" calcext:value-type="float">
            <text:p>74,4381461933338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1723104" calcext:value-type="float">
            <text:p>1.723.10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8" table:formula="of:=[.B20] / [.C20]" office:value-type="float" office:value="84.598586017282" calcext:value-type="float">
            <text:p>84,598586017282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2807365" calcext:value-type="float">
            <text:p>2.807.365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[.B21] / [.C21]" office:value-type="float" office:value="95.5536078965283" calcext:value-type="float">
            <text:p>95,5536078965283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4471338" calcext:value-type="float">
            <text:p>4.471.338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[.B22] / [.C22]" office:value-type="float" office:value="107.375678401614" calcext:value-type="float">
            <text:p>107,375678401614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6984495" calcext:value-type="float">
            <text:p>6.984.495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[.B23] / [.C23]" office:value-type="float" office:value="120.117890862813" calcext:value-type="float">
            <text:p>120,117890862813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0727572" calcext:value-type="float">
            <text:p>10.727.572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[.B24] / [.C24]" office:value-type="float" office:value="133.848703008222" calcext:value-type="float">
            <text:p>133,848703008222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6234123" calcext:value-type="float">
            <text:p>16.234.123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8" table:formula="of:=[.B25] / [.C25]" office:value-type="float" office:value="148.639628998883" calcext:value-type="float">
            <text:p>148,639628998883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4246331" calcext:value-type="float">
            <text:p>24.246.331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[.B26] / [.C26]" office:value-type="float" office:value="164.558177573265" calcext:value-type="float">
            <text:p>164,558177573265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5789605" calcext:value-type="float">
            <text:p>35.789.605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[.B27] / [.C27]" office:value-type="float" office:value="181.682344281436" calcext:value-type="float">
            <text:p>181,682344281436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2271872" calcext:value-type="float">
            <text:p>52.271.872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[.B28] / [.C28]" office:value-type="float" office:value="200.092911444736" calcext:value-type="float">
            <text:p>200,092911444736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75615179" calcext:value-type="float">
            <text:p>75.615.179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[.B29] / [.C29]" office:value-type="float" office:value="219.872926746999" calcext:value-type="float">
            <text:p>219,872926746999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08429502" calcext:value-type="float">
            <text:p>108.429.502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8" table:formula="of:=[.B30] / [.C30]" office:value-type="float" office:value="241.110903074884" calcext:value-type="float">
            <text:p>241,110903074884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589672987" calcext:value-type="float">
            <text:p>589.672.98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[.B31] / [.C31]" office:value-type="float" office:value="372.626576563198" calcext:value-type="float">
            <text:p>372,626576563198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13526165" calcext:value-type="float">
            <text:p>1.113.526.165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[.B32] / [.C32]" office:value-type="float" office:value="439.130374685547" calcext:value-type="float">
            <text:p>439,130374685547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[.B33] / [.C33]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[.B34] / [.C34]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2"/>
          <table:table-cell table:formula="of:= MIN(ROUNDUP([.$A35]^[.$C$5] * [.$D35] * [.$C$4];0);[.$C$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6]^[.$B$5] * [.$B$4] * [.B$6]^([.$A36]^0.75);0);[.$B$3])" office:value-type="float" office:value="1384473236" calcext:value-type="float">
            <text:p>1.384.473.236</text:p>
          </table:table-cell>
          <table:table-cell table:formula="of:= MIN(ROUNDUP([.$A36]^[.$C$5] * [.$D36] * [.$C$4];0);[.$C$3])" office:value-type="float" office:value="2980016" calcext:value-type="float">
            <text:p>2.980.016</text:p>
          </table:table-cell>
          <table:table-cell table:formula="of:= ROUND([.$D$5] * [.$A36] * [.D$6]^([.$A36]^0.75);0)" office:value-type="float" office:value="1790518" calcext:value-type="float">
            <text:p>1.790.518</text:p>
          </table:table-cell>
          <table:table-cell/>
          <table:table-cell table:formula="of:=[.B36] / [.C36]" office:value-type="float" office:value="464.585839807572" calcext:value-type="float">
            <text:p>464,585839807572</text:p>
          </table:table-cell>
          <table:table-cell table:formula="of:= [.C36] / [.D36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37]^[.$B$5] * [.$B$4] * [.B$6]^([.$A37]^0.75);0);[.$B$3])" office:value-type="float" office:value="1427955986" calcext:value-type="float">
            <text:p>1.427.955.986</text:p>
          </table:table-cell>
          <table:table-cell table:formula="of:= MIN(ROUNDUP([.$A37]^[.$C$5] * [.$D37] * [.$C$4];0);[.$C$3])" office:value-type="float" office:value="3000000" calcext:value-type="float">
            <text:p>3.000.000</text:p>
          </table:table-cell>
          <table:table-cell table:formula="of:= ROUND([.$D$5] * [.$A37] * [.D$6]^([.$A37]^0.75);0)" office:value-type="float" office:value="1828732" calcext:value-type="float">
            <text:p>1.828.732</text:p>
          </table:table-cell>
          <table:table-cell/>
          <table:table-cell table:formula="of:=[.B37] / [.C37]" office:value-type="float" office:value="475.985328666667" calcext:value-type="float">
            <text:p>475,985328666667</text:p>
          </table:table-cell>
          <table:table-cell table:formula="of:= [.C37] / [.D37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38]^[.$B$5] * [.$B$4] * [.B$6]^([.$A38]^0.75);0);[.$B$3])" office:value-type="float" office:value="1472736334" calcext:value-type="float">
            <text:p>1.472.736.334</text:p>
          </table:table-cell>
          <table:table-cell table:formula="of:= MIN(ROUNDUP([.$A38]^[.$C$5] * [.$D38] * [.$C$4];0);[.$C$3])" office:value-type="float" office:value="3000000" calcext:value-type="float">
            <text:p>3.000.000</text:p>
          </table:table-cell>
          <table:table-cell table:formula="of:= ROUND([.$D$5] * [.$A38] * [.D$6]^([.$A38]^0.75);0)" office:value-type="float" office:value="1867707" calcext:value-type="float">
            <text:p>1.867.707</text:p>
          </table:table-cell>
          <table:table-cell/>
          <table:table-cell table:formula="of:=[.B38] / [.C38]" office:value-type="float" office:value="490.912111333333" calcext:value-type="float">
            <text:p>490,912111333333</text:p>
          </table:table-cell>
          <table:table-cell table:formula="of:= [.C38] / [.D38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9]^[.$B$5] * [.$B$4] * [.B$6]^([.$A39]^0.75);0);[.$B$3])" office:value-type="float" office:value="1500000000" calcext:value-type="float">
            <text:p>1.500.000.000</text:p>
          </table:table-cell>
          <table:table-cell table:formula="of:= MIN(ROUNDUP([.$A39]^[.$C$5] * [.$D39] * [.$C$4];0);[.$C$3])" office:value-type="float" office:value="3000000" calcext:value-type="float">
            <text:p>3.000.000</text:p>
          </table:table-cell>
          <table:table-cell table:formula="of:= ROUND([.$D$5] * [.$A39] * [.D$6]^([.$A39]^0.75);0)" office:value-type="float" office:value="1907459" calcext:value-type="float">
            <text:p>1.907.459</text:p>
          </table:table-cell>
          <table:table-cell/>
          <table:table-cell table:formula="of:=[.B39] / [.C39]" office:value-type="float" office:value="500" calcext:value-type="float">
            <text:p>500</text:p>
          </table:table-cell>
          <table:table-cell table:formula="of:= [.C39] / [.D39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MIN(ROUND([.$A40]^[.$B$5] * [.$B$4] * [.B$6]^([.$A40]^0.75);0);[.$B$3])" office:value-type="float" office:value="216" calcext:value-type="float">
            <text:p>216</text:p>
          </table:table-cell>
          <table:table-cell table:formula="of:= MIN(ROUNDUP([.$A40]^[.$C$5] * [.$D40] * [.$C$4];0);[.$C$3])" office:value-type="float" office:value="22" calcext:value-type="float">
            <text:p>22</text:p>
          </table:table-cell>
          <table:table-cell table:formula="of:= ROUND([.$D$5] * [.$A40] * [.D$6]^([.$A40]^0.75);0)" office:value-type="float" office:value="86" calcext:value-type="float">
            <text:p>86</text:p>
          </table:table-cell>
          <table:table-cell/>
          <table:table-cell table:formula="of:=[.B40] / [.C40]" office:value-type="float" office:value="9.81818181818182" calcext:value-type="float">
            <text:p>9,81818181818182</text:p>
          </table:table-cell>
          <table:table-cell table:formula="of:= [.C40] / [.D40]" office:value-type="float" office:value="0.255813953488372" calcext:value-type="float">
            <text:p>0,25581395348837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MIN(ROUND([.$A41]^[.$B$5] * [.$B$4] * [.B$6]^([.$A41]^0.75);0);[.$B$3])" office:value-type="float" office:value="307" calcext:value-type="float">
            <text:p>307</text:p>
          </table:table-cell>
          <table:table-cell table:formula="of:= MIN(ROUNDUP([.$A41]^[.$C$5] * [.$D41] * [.$C$4];0);[.$C$3])" office:value-type="float" office:value="28" calcext:value-type="float">
            <text:p>28</text:p>
          </table:table-cell>
          <table:table-cell table:formula="of:= ROUND([.$D$5] * [.$A41] * [.D$6]^([.$A41]^0.75);0)" office:value-type="float" office:value="105" calcext:value-type="float">
            <text:p>105</text:p>
          </table:table-cell>
          <table:table-cell/>
          <table:table-cell table:formula="of:=[.B41] / [.C41]" office:value-type="float" office:value="10.9642857142857" calcext:value-type="float">
            <text:p>10,9642857142857</text:p>
          </table:table-cell>
          <table:table-cell table:formula="of:= [.C41] / [.D41]" office:value-type="float" office:value="0.266666666666667" calcext:value-type="float">
            <text:p>0,2666666666666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MIN(ROUND([.$A42]^[.$B$5] * [.$B$4] * [.B$6]^([.$A42]^0.75);0);[.$B$3])" office:value-type="float" office:value="420" calcext:value-type="float">
            <text:p>420</text:p>
          </table:table-cell>
          <table:table-cell table:formula="of:= MIN(ROUNDUP([.$A42]^[.$C$5] * [.$D42] * [.$C$4];0);[.$C$3])" office:value-type="float" office:value="36" calcext:value-type="float">
            <text:p>36</text:p>
          </table:table-cell>
          <table:table-cell table:formula="of:= ROUND([.$D$5] * [.$A42] * [.D$6]^([.$A42]^0.75);0)" office:value-type="float" office:value="126" calcext:value-type="float">
            <text:p>126</text:p>
          </table:table-cell>
          <table:table-cell/>
          <table:table-cell table:formula="of:=[.B42] / [.C42]" office:value-type="float" office:value="11.6666666666667" calcext:value-type="float">
            <text:p>11,6666666666667</text:p>
          </table:table-cell>
          <table:table-cell table:formula="of:= [.C42] / [.D42]" office:value-type="float" office:value="0.285714285714286" calcext:value-type="float">
            <text:p>0,2857142857142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MIN(ROUND([.$A43]^[.$B$5] * [.$B$4] * [.B$6]^([.$A43]^0.75);0);[.$B$3])" office:value-type="float" office:value="557" calcext:value-type="float">
            <text:p>557</text:p>
          </table:table-cell>
          <table:table-cell table:formula="of:= MIN(ROUNDUP([.$A43]^[.$C$5] * [.$D43] * [.$C$4];0);[.$C$3])" office:value-type="float" office:value="45" calcext:value-type="float">
            <text:p>45</text:p>
          </table:table-cell>
          <table:table-cell table:formula="of:= ROUND([.$D$5] * [.$A43] * [.D$6]^([.$A43]^0.75);0)" office:value-type="float" office:value="148" calcext:value-type="float">
            <text:p>148</text:p>
          </table:table-cell>
          <table:table-cell/>
          <table:table-cell table:formula="of:=[.B43] / [.C43]" office:value-type="float" office:value="12.3777777777778" calcext:value-type="float">
            <text:p>12,3777777777778</text:p>
          </table:table-cell>
          <table:table-cell table:formula="of:= [.C43] / [.D43]" office:value-type="float" office:value="0.304054054054054" calcext:value-type="float">
            <text:p>0,30405405405405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MIN(ROUND([.$A44]^[.$B$5] * [.$B$4] * [.B$6]^([.$A44]^0.75);0);[.$B$3])" office:value-type="float" office:value="910" calcext:value-type="float">
            <text:p>910</text:p>
          </table:table-cell>
          <table:table-cell table:formula="of:= MIN(ROUNDUP([.$A44]^[.$C$5] * [.$D44] * [.$C$4];0);[.$C$3])" office:value-type="float" office:value="66" calcext:value-type="float">
            <text:p>66</text:p>
          </table:table-cell>
          <table:table-cell table:formula="of:= ROUND([.$D$5] * [.$A44] * [.D$6]^([.$A44]^0.75);0)" office:value-type="float" office:value="196" calcext:value-type="float">
            <text:p>196</text:p>
          </table:table-cell>
          <table:table-cell/>
          <table:table-cell table:formula="of:=[.B44] / [.C44]" office:value-type="float" office:value="13.7878787878788" calcext:value-type="float">
            <text:p>13,7878787878788</text:p>
          </table:table-cell>
          <table:table-cell table:formula="of:= [.C44] / [.D44]" office:value-type="float" office:value="0.336734693877551" calcext:value-type="float">
            <text:p>0,336734693877551</text:p>
          </table:table-cell>
          <table:table-cell/>
        </table:table-row>
      </table:table>
      <table:table table:name="Armor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.00.0000</text:date>, <text:time style:data-style-name="N2" text:time-value="21:02:43.08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3-01-24T01:24:31.083000000</dc:date>
    <meta:editing-duration>PT21M25S</meta:editing-duration>
    <meta:editing-cycles>5</meta:editing-cycles>
    <meta:generator>LibreOffice/7.0.4.2$Windows_X86_64 LibreOffice_project/dcf040e67528d9187c66b2379df5ea4407429775</meta:generator>
    <meta:document-statistic meta:table-count="4" meta:cell-count="857" meta:object-count="0"/>
  </office:meta>
</office:document-meta>
</file>